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741a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1a0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41a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8"/><text:span text:style-name="T4"><text:s text:c="14"/></text:span><text:span text:style-name="T5">Ecommerce</text:span></text:p>
      <text:p text:style-name="Standard"/>
      <text:p text:style-name="Standard"/>
      <text:p text:style-name="Standard">Design a database schema for an e-commerce app using the E-R model and design tables accordingly using the relationship model. The necessary information is given below :<text:line-break/><text:line-break/>Entities : Supplier, Customer, Items, Order<text:line-break/>Every item should correspond to a supplier. One supplier can have more than one items.<text:line-break/>A customer can have one order at the same time. One order can have multiple items from multiple brands.<text:line-break/><text:line-break/>Assume columns accordingly and mention primary keys, weak and strong ent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0:33:21.622266502</meta:creation-date>
    <dc:date>2020-03-04T00:35:07.134657989</dc:date>
    <meta:editing-duration>PT1M46S</meta:editing-duration>
    <meta:editing-cycles>1</meta:editing-cycles>
    <meta:document-statistic meta:table-count="0" meta:image-count="0" meta:object-count="0" meta:page-count="1" meta:paragraph-count="2" meta:word-count="79" meta:character-count="536" meta:non-whitespace-character-count="415"/>
    <meta:generator>LibreOffice/6.0.7.3$Linux_X86_64 LibreOffice_project/00m0$Build-3</meta:generator>
  </office:meta>
</office:document-meta>
</file>